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5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2.319cm" svg:height="5.203cm" svg:x="4.429cm" svg:y="7.604cm">
          <draw:text-box>
            <text:p>§ examp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36:42.787823752</meta:creation-date>
    <dc:date>2016-07-31T11:37:06.420459633</dc:date>
    <meta:editing-duration>P0D</meta:editing-duration>
    <meta:editing-cycles>1</meta:editing-cycles>
    <meta:document-statistic meta:object-count="1"/>
    <meta:generator>LibreOffice/4.2.7.2$Linux_X86_64 LibreOffice_project/420m0$Build-2</meta:generator>
  </office:meta>
</office:document-meta>
</file>